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4-09-17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4-08-19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4-07-29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4-06-1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4-05-2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4-04-2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4-03-12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4-02-20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4-01-18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12-18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11-27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10-31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09-20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08-17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07-24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06-26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05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03-30 12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02-1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3-01-18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11-3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11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09-2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08-31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07-19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06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05-24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04-1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03-24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02-04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2-01-21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11-1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10-27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09-17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08-30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07-16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06-30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05-25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04-22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03-17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02-23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1-01-2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11-18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10-21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09-08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08-14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07-08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06-04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05-21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04-17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02-28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20-01-21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12-11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11-26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10-24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09-18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08-22 1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07-26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06-1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05-31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04-29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03-19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02-28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9-01-14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12-1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10-23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09-26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08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07-30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06-21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05-16 1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04-09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03-14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02-28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8-01-2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7-11-22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7-08-14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7-06-27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7-05-30 1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7-05-0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7-03-28 1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7-02-13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7-01-10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11-30 0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11-22 1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10-17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09-26 1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08-2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07-19 1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06-09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05-24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04-21 14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03-22 1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02-10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6-01-12 1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12-02 1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11-09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10-14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09-01 1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08-06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07-16 1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06-16 1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05-07 1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04-24 1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03-09 1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02-09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5-01-05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4-12-15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4-11-14 1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4-10-29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4-09-22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4-08-29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4-07-30 1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4-06-19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4-05-28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4-01-1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3-12-09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3-11-25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3-09-27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3-08-30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3-08-01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3-06-14 1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3-05-13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3-03-26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3-01-25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11-28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10-26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09-24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08-31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07-20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06-25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05-30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04-04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03-13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02-1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2-01-26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1-12-2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1-11-29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1-10-2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1-09-20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1-08-30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1-07-26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1-06-27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1-05-2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11-05-04 13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2-09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2-08-1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2-07-10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2-06-14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2-05-10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2-04-0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2-03-19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2-02-25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12-13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11-13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10-18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09-1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08-31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06-01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05-01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04-1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03-29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02-27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1-01-12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0-12-01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0-11-0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0-09-12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0-08-16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0-07-27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0-06-30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0-05-19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2000-02-24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9-11-0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9-09-30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9-08-1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9-07-29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9-06-28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9-05-1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9-03-19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9-02-17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8-11-23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8-09-0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8-07-20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8-06-12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8-05-15 1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8-04-08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8-03-16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8-02-2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8-01-26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7-12-0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7-08-1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7-07-07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7-06-09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7-05-09 1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7-04-04 1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7-03-07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7-02-18 1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7-01-08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12-05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11-1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10-2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08-23 1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06-26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05-20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04-15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03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02-1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6-01-23 1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12-12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11-03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10-05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09-20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08-03 1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07-14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06-08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05-17 1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04-19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03-13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02-2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5-01-0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12-20 1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11-22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10-0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09-1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06-13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05-20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04-21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03-11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02-11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4-01-18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12-20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11-09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10-18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09-09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08-27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07-1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06-14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05-1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04-26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03-31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02-19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3-01-15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12-02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11-2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10-29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09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07-1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06-25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05-15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04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03-13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02-21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2-01-29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12-13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11-1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10-31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09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08-1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07-19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06-12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05-23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04-3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03-2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02-14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1-01-25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12-21 1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11-09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10-05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9-14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7-19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6-14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5-2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5-10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4-16 1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4-03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3-2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2-23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2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1-30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90-01-17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89-12-1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89-11-15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89-11-13 1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89-10-06 1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89-09-11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89-08-1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89-05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443066041502</text:p>
          </table:table-cell>
          <table:table-cell office:value-type="string" calcext:value-type="string">
            <text:p>198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76" meta:object-count="0"/>
    <meta:user-defined meta:name="AppVersion">3.0</meta:user-defined>
  </office:meta>
</office:document-meta>
</file>